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28790" officeooo:paragraph-rsid="00028790"/>
    </style:style>
    <style:style style:name="P2" style:family="paragraph" style:parent-style-name="Standard">
      <style:paragraph-properties fo:margin-left="1.251cm" fo:margin-right="0cm" fo:text-indent="0cm" style:auto-text-indent="false"/>
      <style:text-properties fo:font-size="16pt" officeooo:rsid="00028790" officeooo:paragraph-rsid="00028790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font-size="12pt" officeooo:rsid="00028790" officeooo:paragraph-rsid="00028790"/>
    </style:style>
    <style:style style:name="P4" style:family="paragraph" style:parent-style-name="Standard">
      <style:paragraph-properties fo:margin-left="0cm" fo:margin-right="0cm" fo:text-indent="0cm" style:auto-text-indent="false" style:writing-mode="lr-tb"/>
      <style:text-properties fo:font-size="12pt" officeooo:rsid="00028790" officeooo:paragraph-rsid="00028790"/>
    </style:style>
    <style:style style:name="P5" style:family="paragraph" style:parent-style-name="Standard">
      <style:paragraph-properties fo:margin-left="0cm" fo:margin-right="0cm" fo:text-indent="0cm" style:auto-text-indent="false" style:writing-mode="lr-tb"/>
      <style:text-properties fo:font-size="12pt" officeooo:rsid="00028790" officeooo:paragraph-rsid="00028790"/>
    </style:style>
    <style:style style:name="P6" style:family="paragraph" style:parent-style-name="Standard">
      <style:paragraph-properties fo:margin-left="0cm" fo:margin-right="0cm" fo:text-indent="0cm" style:auto-text-indent="false" style:writing-mode="lr-tb"/>
      <style:text-properties fo:font-size="12pt" officeooo:rsid="0002f00c" officeooo:paragraph-rsid="0002f00c"/>
    </style:style>
    <style:style style:name="P7" style:family="paragraph" style:parent-style-name="Standard">
      <style:paragraph-properties fo:margin-left="0cm" fo:margin-right="0cm" fo:text-indent="0cm" style:auto-text-indent="false" style:writing-mode="lr-tb"/>
      <style:text-properties fo:font-size="12pt" officeooo:rsid="00038bae" officeooo:paragraph-rsid="00038bae"/>
    </style:style>
    <style:style style:name="P8" style:family="paragraph" style:parent-style-name="Standard">
      <style:paragraph-properties fo:margin-left="0cm" fo:margin-right="0cm" fo:text-indent="0cm" style:auto-text-indent="false" style:writing-mode="lr-tb"/>
      <style:text-properties fo:font-size="12pt" officeooo:rsid="0003fa3e" officeooo:paragraph-rsid="0003fa3e"/>
    </style:style>
    <style:style style:name="P9" style:family="paragraph" style:parent-style-name="Standard">
      <style:paragraph-properties fo:margin-left="0cm" fo:margin-right="0cm" fo:text-indent="0cm" style:auto-text-indent="false" style:writing-mode="lr-tb"/>
      <style:text-properties fo:font-size="12pt" officeooo:rsid="0005bc21" officeooo:paragraph-rsid="0005bc21"/>
    </style:style>
    <style:style style:name="P10" style:family="paragraph" style:parent-style-name="Standard">
      <style:paragraph-properties fo:margin-left="0cm" fo:margin-right="0cm" fo:text-indent="0cm" style:auto-text-indent="false" style:writing-mode="lr-tb"/>
      <style:text-properties fo:font-size="12pt" officeooo:rsid="00095785" officeooo:paragraph-rsid="00095785"/>
    </style:style>
    <style:style style:name="P11" style:family="paragraph" style:parent-style-name="Standard">
      <style:paragraph-properties fo:margin-left="1.251cm" fo:margin-right="0cm" fo:text-indent="0cm" style:auto-text-indent="false" style:writing-mode="lr-tb"/>
      <style:text-properties fo:font-size="12pt" officeooo:rsid="00028790" officeooo:paragraph-rsid="00028790"/>
    </style:style>
    <style:style style:name="P12" style:family="paragraph" style:parent-style-name="Standard">
      <style:paragraph-properties fo:margin-left="1.251cm" fo:margin-right="0cm" fo:text-indent="0cm" style:auto-text-indent="false" style:writing-mode="lr-tb"/>
      <style:text-properties fo:font-size="12pt" officeooo:rsid="00028790" officeooo:paragraph-rsid="0002b7ba"/>
    </style:style>
    <style:style style:name="P13" style:family="paragraph" style:parent-style-name="Standard">
      <style:paragraph-properties fo:margin-left="1.251cm" fo:margin-right="0cm" fo:text-indent="0cm" style:auto-text-indent="false" style:writing-mode="lr-tb"/>
      <style:text-properties fo:font-size="12pt" officeooo:rsid="00028790" officeooo:paragraph-rsid="00038bae"/>
    </style:style>
    <style:style style:name="P14" style:family="paragraph" style:parent-style-name="Standard">
      <style:paragraph-properties fo:margin-left="1.251cm" fo:margin-right="0cm" fo:text-indent="0cm" style:auto-text-indent="false" style:writing-mode="lr-tb"/>
      <style:text-properties fo:font-size="12pt" officeooo:rsid="0002b7ba" officeooo:paragraph-rsid="0002b7ba"/>
    </style:style>
    <style:style style:name="P15" style:family="paragraph" style:parent-style-name="Standard">
      <style:paragraph-properties fo:margin-left="1.251cm" fo:margin-right="0cm" fo:text-indent="0cm" style:auto-text-indent="false" style:writing-mode="lr-tb"/>
      <style:text-properties fo:font-size="12pt" officeooo:rsid="0002b7ba" officeooo:paragraph-rsid="00038bae"/>
    </style:style>
    <style:style style:name="P16" style:family="paragraph" style:parent-style-name="Standard">
      <style:paragraph-properties fo:margin-left="1.251cm" fo:margin-right="0cm" fo:text-indent="0cm" style:auto-text-indent="false" style:writing-mode="lr-tb"/>
      <style:text-properties fo:font-size="12pt" officeooo:rsid="0003fa3e" officeooo:paragraph-rsid="0003fa3e"/>
    </style:style>
    <style:style style:name="P17" style:family="paragraph" style:parent-style-name="Standard">
      <style:paragraph-properties fo:margin-left="1.251cm" fo:margin-right="0cm" fo:text-indent="0cm" style:auto-text-indent="false" style:writing-mode="lr-tb"/>
      <style:text-properties fo:font-size="12pt" officeooo:rsid="0007f863" officeooo:paragraph-rsid="0007f863"/>
    </style:style>
    <style:style style:name="P18" style:family="paragraph" style:parent-style-name="Standard">
      <style:paragraph-properties fo:margin-left="1.251cm" fo:margin-right="0cm" fo:text-indent="0cm" style:auto-text-indent="false" style:writing-mode="lr-tb"/>
      <style:text-properties fo:font-size="12pt" officeooo:rsid="00095785" officeooo:paragraph-rsid="00095785"/>
    </style:style>
    <style:style style:name="T1" style:family="text">
      <style:text-properties officeooo:rsid="0002b7ba"/>
    </style:style>
    <style:style style:name="T2" style:family="text">
      <style:text-properties officeooo:rsid="00038bae"/>
    </style:style>
    <style:style style:name="T3" style:family="text">
      <style:text-properties officeooo:rsid="0003a8d8"/>
    </style:style>
    <style:style style:name="T4" style:family="text">
      <style:text-properties officeooo:rsid="0007b94c"/>
    </style:style>
    <style:style style:name="T5" style:family="text">
      <style:text-properties officeooo:rsid="0007f86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TML Canvas</text:p>
      <text:p text:style-name="P1"/>
      <text:p text:style-name="P1"/>
      <text:p text:style-name="P1">Create Canvas:</text:p>
      <text:p text:style-name="P1"/>
      <text:p text:style-name="P2">&lt;canvas id="myCanvas" width="480" height="320"&gt;&lt;/canvas&gt;</text:p>
      <text:p text:style-name="P3"/>
      <text:p text:style-name="P3"/>
      <text:p text:style-name="P3"/>
      <text:p text:style-name="P3">Use CTX to create graphics on this canvas:</text:p>
      <text:p text:style-name="P3"/>
      <text:p text:style-name="P4">Define CTX: </text:p>
      <text:p text:style-name="P4"/>
      <text:p text:style-name="P11">var canvas = document.getElementById("myCanvas");</text:p>
      <text:p text:style-name="P11">var ctx = canvas.getContext("2d");</text:p>
      <text:p text:style-name="P11"/>
      <text:p text:style-name="P11"/>
      <text:p text:style-name="P4"/>
      <text:p text:style-name="P4">Everything CTX creates will be between:</text:p>
      <text:p text:style-name="P4"/>
      <text:p text:style-name="P11">ctx.beginPath();</text:p>
      <text:p text:style-name="P11">ctx.closePath();</text:p>
      <text:p text:style-name="P11"/>
      <text:p text:style-name="P4"/>
      <text:p text:style-name="P4">Create circle: </text:p>
      <text:p text:style-name="P4"/>
      <text:p text:style-name="P12"><text:span text:style-name="T1">ctx.beginPath();</text:span></text:p>
      <text:p text:style-name="P14">ctx.arc(240, 160, 20, 0, Math.PI*2, false);</text:p>
      <text:p text:style-name="P14">//<text:tab/>(x, y, radius, start angle, end angle, direction);</text:p>
      <text:p text:style-name="P14">ctx.fillStyle = "green";</text:p>
      <text:p text:style-name="P14">ctx.fill();</text:p>
      <text:p text:style-name="P14">ctx.closePath();</text:p>
      <text:p text:style-name="P11"/>
      <text:p text:style-name="P14">This creates from the centre point.</text:p>
      <text:p text:style-name="P4">Create rectangle:</text:p>
      <text:p text:style-name="P4"/>
      <text:p text:style-name="P11">ctx.beginPath();</text:p>
      <text:p text:style-name="P11">ctx.rect(20, 40, 50, 50);</text:p>
      <text:p text:style-name="P11">//<text:tab/>(x, y, width, height);</text:p>
      <text:p text:style-name="P11">ctx.fillStyle = "#FF0000";</text:p>
      <text:p text:style-name="P11">ctx.fill();</text:p>
      <text:p text:style-name="P11">ctx.closePath();</text:p>
      <text:p text:style-name="P11"/>
      <text:p text:style-name="P11">This creates from the top left corner.</text:p>
      <text:p text:style-name="P11"/>
      <text:p text:style-name="P11"/>
      <text:p text:style-name="P6">Modifiers: </text:p>
      <text:p text:style-name="P6"><text:tab/>ctx.fillStyle = “color”;</text:p>
      <text:p text:style-name="P6"><text:tab/>ctx.fill();</text:p>
      <text:p text:style-name="P6"/>
      <text:p text:style-name="P6"><text:tab/>ctx.strokeStyle = “color”;</text:p>
      <text:p text:style-name="P6"><text:tab/>ctx.stroke();</text:p>
      <text:p text:style-name="P6"><text:soft-page-break/></text:p>
      <text:p text:style-name="P6"/>
      <text:p text:style-name="P7">Create movement:</text:p>
      <text:p text:style-name="P7"/>
      <text:p text:style-name="P7"><text:tab/></text:p>
      <text:p text:style-name="P7"><text:tab/><text:span text:style-name="T5">function draw() {</text:span></text:p>
      <text:p text:style-name="P7"><text:tab/>let x = canvas.width/2;</text:p>
      <text:p text:style-name="P7"><text:tab/>let y = canvas.height – 30;</text:p>
      <text:p text:style-name="P7"/>
      <text:p text:style-name="P7"><text:tab/>let dx = 2;</text:p>
      <text:p text:style-name="P7"><text:tab/>let dy = <text:span text:style-name="T3">-</text:span>2;</text:p>
      <text:p text:style-name="P7"/>
      <text:p text:style-name="P13"><text:span text:style-name="T1">ctx.beginPath();</text:span></text:p>
      <text:p text:style-name="P15">ctx.arc(<text:span text:style-name="T2">x</text:span>, <text:span text:style-name="T2">y</text:span>, 20, 0, Math.PI*2, false);</text:p>
      <text:p text:style-name="P15">//<text:tab/>(x, y, radius, start angle, end angle, direction);</text:p>
      <text:p text:style-name="P15">ctx.fillStyle = "green";</text:p>
      <text:p text:style-name="P15">ctx.fill();</text:p>
      <text:p text:style-name="P15">ctx.closePath();</text:p>
      <text:p text:style-name="P16">x += dx;</text:p>
      <text:p text:style-name="P16">x += dy;</text:p>
      <text:p text:style-name="P17">};</text:p>
      <text:p text:style-name="P17"/>
      <text:p text:style-name="P17">setInterval(draw, 10);</text:p>
      <text:p text:style-name="P8"/>
      <text:p text:style-name="P9">Refresh the canvas:</text:p>
      <text:p text:style-name="P9"><text:tab/></text:p>
      <text:p text:style-name="P9"><text:tab/>ctx.clearRect(<text:span text:style-name="T4">0</text:span>, <text:span text:style-name="T4">0</text:span>, canvas.width, canvas.height);</text:p>
      <text:p text:style-name="P9"/>
      <text:p text:style-name="P9"/>
      <text:p text:style-name="P9"/>
      <text:p text:style-name="P10">reload canvas completely.</text:p>
      <text:p text:style-name="P10"/>
      <text:p text:style-name="P18">document.location.reload(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5T18:22:30.310000000</meta:creation-date>
    <dc:date>2017-09-25T19:11:59.789000000</dc:date>
    <meta:editing-duration>PT49M27S</meta:editing-duration>
    <meta:editing-cycles>11</meta:editing-cycles>
    <meta:generator>LibreOffice/5.3.3.2$Windows_x86 LibreOffice_project/3d9a8b4b4e538a85e0782bd6c2d430bafe583448</meta:generator>
    <meta:document-statistic meta:table-count="0" meta:image-count="0" meta:object-count="0" meta:page-count="2" meta:paragraph-count="53" meta:word-count="159" meta:character-count="1198" meta:non-whitespace-character-count="1074"/>
  </office:meta>
</office:document-meta>
</file>